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text-indent="0in" style:auto-text-indent="false"/>
      <style:text-properties fo:language="en" fo:country="US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language="en" fo:country="US"/>
    </style:style>
    <style:style style:name="P4" style:family="paragraph" style:parent-style-name="Text_20_body" style:list-style-name="L2">
      <style:paragraph-properties fo:margin-left="0in" fo:margin-right="0in" fo:text-indent="0in" style:auto-text-indent="false"/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eck List </text:span> </text:p>
      <text:list text:style-name="L1">
        <text:list-item>
          <text:p text:style-name="P2">PuroGen Correction </text:p>
        </text:list-item>
        <text:list-item>
          <text:p text:style-name="P2">Box Name Added // ==&gt; needs to be created in database table ==&gt; user </text:p>
        </text:list-item>
        <text:list-item>
          <text:p text:style-name="P2">Client Listings Reordering </text:p>
        </text:list-item>
        <text:list-item>
          <text:p text:style-name="P2">Popup correction, &lt;Client Name&gt; Cycle Data </text:p>
        </text:list-item>
        <text:list-item>
          <text:p text:style-name="P2">Order of client cycle data changed </text:p>
        </text:list-item>
        <text:list-item>
          <text:p text:style-name="P2">Chamber Added // ==&gt; Needs to be created in database ==&gt; user_data </text:p>
        </text:list-item>
        <text:list-item>
          <text:p text:style-name="P2">Temporary1,2,3 added </text:p>
        </text:list-item>
      </text:list>
      <text:p text:style-name="P1"> </text:p>
      <text:p text:style-name="P3">Todo </text:p>
      <text:list text:style-name="L2">
        <text:list-item>
          <text:p text:style-name="P4">Make data base </text:p>
        </text:list-item>
        <text:list-item>
          <text:p text:style-name="P4">Make a pop up (machine ID and location) </text:p>
        </text:list-item>
        <text:list-item>
          <text:p text:style-name="P4">Make a pop up on click of machine id or location </text:p>
        </text:list-item>
        <text:list-item>
          <text:p text:style-name="P4">Download button and function </text:p>
        </text:list-item>
        <text:list-item>
          <text:p text:style-name="P4">Customer and user creation 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01:49:53.340000000</meta:creation-date>
    <dc:date>2024-05-18T01:50:03.516000000</dc:date>
    <meta:editing-duration>PT11S</meta:editing-duration>
    <meta:editing-cycles>1</meta:editing-cycles>
    <meta:document-statistic meta:table-count="0" meta:image-count="0" meta:object-count="0" meta:page-count="1" meta:paragraph-count="15" meta:word-count="90" meta:character-count="471" meta:non-whitespace-character-count="391"/>
    <meta:generator>LibreOffice/24.2.3.2$Windows_X86_64 LibreOffice_project/433d9c2ded56988e8a90e6b2e771ee4e6a5ab2ba</meta:generator>
  </office:meta>
</office:document-meta>
</file>